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lFileName.getRoot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FileName.LocalFileName( final String scheme , final String rootFile , final String path , final File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calFileName.createName( final String path , File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FileName.appendRootUri( final StringBuffer buffer , boolean add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